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65f6" officeooo:paragraph-rsid="000b65f6"/>
    </style:style>
    <style:style style:name="P2" style:family="paragraph" style:parent-style-name="Subtitle">
      <style:text-properties officeooo:paragraph-rsid="00193c15"/>
    </style:style>
    <style:style style:name="P3" style:family="paragraph" style:parent-style-name="Standard">
      <style:paragraph-properties fo:text-align="start" style:justify-single-word="false"/>
      <style:text-properties officeooo:rsid="0010de4f" officeooo:paragraph-rsid="0016ef18"/>
    </style:style>
    <style:style style:name="P4" style:family="paragraph" style:parent-style-name="Standard">
      <style:paragraph-properties fo:text-align="start" style:justify-single-word="false"/>
      <style:text-properties officeooo:rsid="0010de4f" officeooo:paragraph-rsid="001c9ec4"/>
    </style:style>
    <style:style style:name="P5" style:family="paragraph" style:parent-style-name="Standard">
      <style:paragraph-properties fo:text-align="start" style:justify-single-word="false"/>
      <style:text-properties officeooo:rsid="0010de4f" officeooo:paragraph-rsid="001d8ed9"/>
    </style:style>
    <style:style style:name="T1" style:family="text">
      <style:text-properties officeooo:rsid="0010de4f"/>
    </style:style>
    <style:style style:name="T2" style:family="text">
      <style:text-properties officeooo:rsid="00117b9f"/>
    </style:style>
    <style:style style:name="T3" style:family="text">
      <style:text-properties officeooo:rsid="00131112"/>
    </style:style>
    <style:style style:name="T4" style:family="text">
      <style:text-properties officeooo:rsid="0013cf1f"/>
    </style:style>
    <style:style style:name="T5" style:family="text">
      <style:text-properties officeooo:rsid="001516b4"/>
    </style:style>
    <style:style style:name="T6" style:family="text">
      <style:text-properties officeooo:rsid="0016ef18"/>
    </style:style>
    <style:style style:name="T7" style:family="text">
      <style:text-properties officeooo:rsid="00185e62"/>
    </style:style>
    <style:style style:name="T8" style:family="text">
      <style:text-properties officeooo:rsid="00193c15"/>
    </style:style>
    <style:style style:name="T9" style:family="text">
      <style:text-properties officeooo:rsid="001b1c11"/>
    </style:style>
    <style:style style:name="T10" style:family="text">
      <style:text-properties officeooo:rsid="001c9ec4"/>
    </style:style>
    <style:style style:name="T11" style:family="text">
      <style:text-properties officeooo:rsid="001d8ed9"/>
    </style:style>
    <style:style style:name="T12" style:family="text">
      <style:text-properties officeooo:rsid="001dd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dered set of integers format AG85OSIF1</text:p>
      <text:p text:style-name="P2">by Arthur Golubev 19850316</text:p>
      <text:p text:style-name="Subtitle">2025-08-18</text:p>
      <text:p text:style-name="Standard">Ordered set of integers format AG85OSIF1 <text:span text:style-name="T1">is </text:span><text:span text:style-name="T9">as</text:span><text:span text:style-name="T4"> follow</text:span><text:span text:style-name="T9">s</text:span><text:span text:style-name="T1">:</text:span></text:p>
      <text:p text:style-name="P3"><text:span text:style-name="T11">1</text:span><text:span text:style-name="T6">.</text:span> <text:span text:style-name="T2">Part </text:span><text:span text:style-name="T12">1</text:span><text:span text:style-name="T2"> – in custom format set of numbers each of which is position in list of </text:span><text:span text:style-name="T7">integers</text:span><text:span text:style-name="T2"> of </text:span><text:span text:style-name="T7">P</text:span><text:span text:style-name="T2">art </text:span><text:span text:style-name="T7">3</text:span><text:span text:style-name="T2"> starting from which size </text:span><text:span text:style-name="T3">of</text:span><text:span text:style-name="T2"> the </text:span><text:span text:style-name="T7">integers</text:span><text:span text:style-name="T2"> </text:span><text:span text:style-name="T12">in the list of Part 3 </text:span><text:span text:style-name="T3">increments </text:span><text:span text:style-name="T10">by 1</text:span><text:span text:style-name="T2">;</text:span></text:p>
      <text:p text:style-name="P5"><text:span text:style-name="T11">2</text:span>.<text:span text:style-name="T6"> optional </text:span><text:span text:style-name="T9">to be specified</text:span><text:span text:style-name="T6">, by default</text:span><text:span text:style-name="T8"> is</text:span><text:span text:style-name="T6"> 1, Part </text:span><text:span text:style-name="T12">2</text:span><text:span text:style-name="T6"> </text:span><text:span text:style-name="T2">– </text:span><text:span text:style-name="T10">s</text:span><text:span text:style-name="T6">tarting </text:span><text:span text:style-name="T10">s</text:span><text:span text:style-name="T6">ize </text:span><text:span text:style-name="T10">o</text:span><text:span text:style-name="T6">f </text:span><text:span text:style-name="T12">integers</text:span><text:span text:style-name="T6"> </text:span><text:span text:style-name="T10">o</text:span><text:span text:style-name="T6">f </text:span><text:span text:style-name="T10">P</text:span><text:span text:style-name="T6">art 3;</text:span></text:p>
      <text:p text:style-name="P4"><text:span text:style-name="T11">3</text:span>. <text:span text:style-name="T2">Part </text:span><text:span text:style-name="T6">3</text:span><text:span text:style-name="T2"> – </text:span><text:span text:style-name="T7">set of integers </text:span><text:span text:style-name="T9">of the sizes </text:span><text:span text:style-name="T10">as follows: </text:span><text:span text:style-name="T3">starting with </text:span><text:span text:style-name="T10">size </text:span><text:span text:style-name="T8">P</text:span><text:span text:style-name="T6">art </text:span><text:span text:style-name="T12">2</text:span><text:span text:style-name="T5"> </text:span><text:span text:style-name="T7">and incrementing size </text:span><text:span text:style-name="T9">by 1 </text:span><text:span text:style-name="T10">on</text:span><text:span text:style-name="T7"> positions given in Part </text:span><text:span text:style-name="T12">1</text:span><text:span text:style-name="T2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65f6" officeooo:paragraph-rsid="000b65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9:07:38.633572164</meta:creation-date>
    <dc:date>2025-08-18T22:11:41.045844897</dc:date>
    <meta:editing-duration>PT2H16M4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06" meta:character-count="548" meta:non-whitespace-character-count="447"/>
  </office:meta>
</office:document-meta>
</file>